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2.1667in"/>
    </style:style>
    <style:style style:name="Table1.A1" style:family="table-cell">
      <style:table-cell-properties style:vertical-align="top" fo:padding="0.0694in" fo:border="0.0139in solid #000000"/>
    </style:style>
    <style:style style:name="Table1.A7" style:family="table-cell">
      <style:table-cell-properties style:vertical-align="top" fo:padding="0.0694in" fo:border-left="0.0139in solid #000000" fo:border-right="0.0139in solid #000000" fo:border-top="none" fo:border-bottom="0.0139in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color="#cccccc"/>
    </style:style>
    <style:style style:name="P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break-before="auto" fo:break-after="auto" style:writing-mode="lr-tb"/>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eprocessor</text:span><text:span text:style-name="T1"> </text:span><text:span text:style-name="T1">Directives &amp; Libraries</text:span></text:p>
      <text:p text:style-name="P1"/>
      <text:p text:style-name="P1"><text:tab/>Preprocessor directives are lines of code that are executed before the compilation of the code begins. These directives are kind of like getting everyone in a room before starting a project or doing warmups before running a race. One of the most frequently-used preprocessor directives is \Code{#include}.</text:p>
      <text:p text:style-name="P7"/>
      <text:p text:style-name="P1"><text:tab/>When we want to include in our code a system library or some other file, we use the keyword \Code{#include} followed by the library name or the file name. The way we distinguish between including libraries and including files is with angle brackets and quotes, respectively. For example, when we want to use objects like \Code{<text:span text:style-name="T2">cout} </text:span>or \Code{<text:span text:style-name="T2">cin}</text:span>, we need to include the \Code{iostream} library like so: </text:p>
      <text:p text:style-name="P7"/>
      <text:p text:style-name="P7">#include &lt;iostream&gt; </text:p>
      <text:p text:style-name="P1"/>
      <text:p text:style-name="P7"><text:tab/>If we want to include a file, such as a file named myFile.h, we can write: </text:p>
      <text:p text:style-name="P7"/>
      <text:p text:style-name="P7">#include “myFile.h”</text:p>
      <text:p text:style-name="P7"/>
      <text:p text:style-name="P7">However, when we include files, they must be in the same directory as the file where the \Code{#include} appears. We discuss the Standard Template Library in Chapter \ref{chap_stl}, and include a short sample of other libraries below:</text:p>
      <text:p text:style-name="P1"/>
      <table:table table:name="Table1" table:style-name="Table1">
        <table:table-column table:style-name="Table1.A" table:number-columns-repeated="3"/>
        <table:table-row>
          <table:table-cell table:style-name="Table1.A1" office:value-type="string">
            <text:p text:style-name="P5">Library</text:p>
          </table:table-cell>
          <table:table-cell table:style-name="Table1.A1" office:value-type="string">
            <text:p text:style-name="P3"><text:span text:style-name="T3">Provides</text:span></text:p>
          </table:table-cell>
          <table:table-cell table:style-name="Table1.A1" office:value-type="string">
            <text:p text:style-name="P3"><text:span text:style-name="T3">Some common uses</text:span></text:p>
          </table:table-cell>
        </table:table-row>
        <table:table-row>
          <table:table-cell table:style-name="Table1.A1" office:value-type="string">
            <text:p text:style-name="P3"><text:span text:style-name="T3">#</text:span><text:span text:style-name="T3">include</text:span><text:span text:style-name="T3"> &lt;</text:span><text:span text:style-name="T3">iostream</text:span><text:span text:style-name="T3">&gt;</text:span></text:p>
          </table:table-cell>
          <table:table-cell table:style-name="Table1.A1" office:value-type="string">
            <text:p text:style-name="P3"><text:span text:style-name="T3">Input/output stream objects</text:span></text:p>
          </table:table-cell>
          <table:table-cell table:style-name="Table1.A1" office:value-type="string">
            <text:p text:style-name="P3"><text:span text:style-name="T3">\Code{cout}, \Code{cin}: see Chapters \ref{chap_input} and \ref{chap_output} </text:span></text:p>
          </table:table-cell>
        </table:table-row>
        <table:table-row>
          <table:table-cell table:style-name="Table1.A1" office:value-type="string">
            <text:p text:style-name="P3"><text:span text:style-name="T3">#</text:span><text:span text:style-name="T3">include</text:span><text:span text:style-name="T3"> &lt;</text:span><text:span text:style-name="T3">cstdlib</text:span><text:span text:style-name="T3">&gt;</text:span></text:p>
          </table:table-cell>
          <table:table-cell table:style-name="Table1.A1" office:value-type="string">
            <text:p text:style-name="P3"><text:span text:style-name="T3">The C</text:span><text:span text:style-name="T3"> </text:span><text:span text:style-name="T3">standard</text:span><text:span text:style-name="T3"> </text:span><text:span text:style-name="T3">library</text:span></text:p>
          </table:table-cell>
          <table:table-cell table:style-name="Table1.A1" office:value-type="string">
            <text:p text:style-name="P3"><text:span text:style-name="T3">rand(), abs(), NULL</text:span></text:p>
          </table:table-cell>
        </table:table-row>
        <table:table-row>
          <table:table-cell table:style-name="Table1.A1" office:value-type="string">
            <text:p text:style-name="P3"><text:span text:style-name="T3">#include &lt;math&gt;</text:span></text:p>
          </table:table-cell>
          <table:table-cell table:style-name="Table1.A1" office:value-type="string">
            <text:p text:style-name="P3"><text:span text:style-name="T3">Mathematical functions</text:span></text:p>
          </table:table-cell>
          <table:table-cell table:style-name="Table1.A1" office:value-type="string">
            <text:p text:style-name="P3"><text:span text:style-name="T3">pow(), sqrt(), cos(), tan(), sin(): see Chapter \ref{chap_advancedarith}</text:span></text:p>
          </table:table-cell>
        </table:table-row>
        <table:table-row>
          <table:table-cell table:style-name="Table1.A1" office:value-type="string">
            <text:p text:style-name="P3"><text:span text:style-name="T3">#</text:span><text:span text:style-name="T3">include</text:span><text:span text:style-name="T3"> &lt;</text:span><text:span text:style-name="T3">iomanip</text:span><text:span text:style-name="T3">&gt;</text:span></text:p>
          </table:table-cell>
          <table:table-cell table:style-name="Table1.A1" office:value-type="string">
            <text:p text:style-name="P3"><text:span text:style-name="T3">Input/output manipulation</text:span></text:p>
          </table:table-cell>
          <table:table-cell table:style-name="Table1.A1" office:value-type="string">
            <text:p text:style-name="P3"><text:span text:style-name="T3">get</text:span><text:span text:style-name="T3">_</text:span><text:span text:style-name="T3">money</text:span><text:span text:style-name="T3">(), </text:span><text:span text:style-name="T3">get</text:span><text:span text:style-name="T3">_</text:span><text:span text:style-name="T3">time</text:span><text:span text:style-name="T3">(), </text:span><text:span text:style-name="T3">put</text:span><text:span text:style-name="T3">_</text:span><text:span text:style-name="T3">time</text:span><text:span text:style-name="T3">()</text:span></text:p>
          </table:table-cell>
        </table:table-row>
        <table:table-row>
          <table:table-cell table:style-name="Table1.A1" office:value-type="string">
            <text:p text:style-name="P3"><text:span text:style-name="T3">#</text:span><text:span text:style-name="T3">include</text:span><text:span text:style-name="T3"> &lt;</text:span><text:span text:style-name="T3">ctime</text:span><text:span text:style-name="T3">&gt;</text:span></text:p>
          </table:table-cell>
          <table:table-cell table:style-name="Table1.A1" office:value-type="string">
            <text:p text:style-name="P3"><text:span text:style-name="T3">Time-related functions</text:span></text:p>
          </table:table-cell>
          <table:table-cell table:style-name="Table1.A1" office:value-type="string">
            <text:p text:style-name="P3"><text:span text:style-name="T3">clock</text:span><text:span text:style-name="T3">(), </text:span><text:span text:style-name="T3">time</text:span><text:span text:style-name="T3">(), </text:span><text:span text:style-name="T3">ctime</text:span><text:span text:style-name="T3">()</text:span></text:p>
          </table:table-cell>
        </table:table-row>
        <table:table-row>
          <table:table-cell table:style-name="Table1.A7" office:value-type="string">
            <text:p text:style-name="P3">#include &lt;string&gt;</text:p>
          </table:table-cell>
          <table:table-cell table:style-name="Table1.A7" office:value-type="string">
            <text:p text:style-name="P3">The \Code{string} class</text:p>
          </table:table-cell>
          <table:table-cell table:style-name="Table1.A7" office:value-type="string">
            <text:p text:style-name="P3">See Chapter \ref{chap_string}</text:p>
          </table:table-cell>
        </table:table-row>
        <table:table-row>
          <table:table-cell table:style-name="Table1.A7" office:value-type="string">
            <text:p text:style-name="P3">#include &lt;fstream&gt;</text:p>
          </table:table-cell>
          <table:table-cell table:style-name="Table1.A7" office:value-type="string">
            <text:p text:style-name="P3">File input and output streams</text:p>
          </table:table-cell>
          <table:table-cell table:style-name="Table1.A7" office:value-type="string">
            <text:p text:style-name="P3">See Chapter \ref{chap_file_io}</text:p>
          </table:table-cell>
        </table:table-row>
      </table:table>
      <text:p text:style-name="P1"/>
      <text:p text:style-name="P2"/>
      <text:p text:style-name="P2"><text:soft-page-break/></text:p>
      <text:p text:style-name="P1"/>
      <text:p text:style-name="Heading_20_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4</meta:editing-cycles>
    <dc:date>2013-07-27T01:49:43.45</dc:date>
    <meta:editing-duration>PT18M41S</meta:editing-duration>
    <meta:document-statistic meta:table-count="1" meta:image-count="0" meta:object-count="0" meta:page-count="2" meta:paragraph-count="31" meta:word-count="245" meta:character-count="1703"/>
  </office:meta>
</office:document-meta>
</file>